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200000268000001A96331E28E.eps"/>
  <manifest:file-entry manifest:media-type="image/jpeg" manifest:full-path="Pictures/1000000000000960000006408DD25EF2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3" svg:font-family="Tahoma"/>
    <style:font-face style:name="Edwardian Script ITC" svg:font-family="'Edwardian Script ITC'" style:font-family-generic="roman"/>
    <style:font-face style:name="Baskerville Old Face" svg:font-family="'Baskerville Old Face'" style:font-family-generic="roman" style:font-pitch="variable"/>
    <style:font-face style:name="Bookman Old Style" svg:font-family="'Bookman Old Style'" style:font-family-generic="roman" style:font-pitch="variable"/>
    <style:font-face style:name="Edwardian Script ITC1" svg:font-family="'Edwardian Script ITC'" style:font-family-generic="roman" style:font-pitch="variable"/>
    <style:font-face style:name="SimSun1" svg:font-family="SimSun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anklin Gothic Demi" svg:font-family="'Franklin Gothic Demi'" style:font-family-generic="swiss" style:font-pitch="variable"/>
    <style:font-face style:name="Franklin Gothic Heavy" svg:font-family="'Franklin Gothic Heavy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>
        <style:tab-stops>
          <style:tab-stop style:position="6.4839in" style:type="right"/>
        </style:tab-stops>
      </style:paragraph-properties>
      <style:text-properties style:font-name="Bookman Old Style" fo:font-size="9pt" style:font-size-asian="9pt" style:font-size-complex="9pt"/>
    </style:style>
    <style:style style:name="P2" style:family="paragraph" style:parent-style-name="Header">
      <style:text-properties fo:language="zxx" fo:country="none" style:language-asian="zxx" style:country-asian="none"/>
    </style:style>
    <style:style style:name="P3" style:family="paragraph" style:parent-style-name="Normal_20__28_Web_29_">
      <style:paragraph-properties fo:margin-left="0.5in" fo:margin-right="0.5in" fo:margin-top="0.1945in" fo:margin-bottom="0in" fo:text-indent="0in" style:auto-text-indent="false"/>
    </style:style>
    <style:style style:name="P4" style:family="paragraph" style:parent-style-name="Normal_20__28_Web_29_">
      <style:paragraph-properties fo:margin-left="0.5in" fo:margin-right="0.5in" fo:margin-top="0.1945in" fo:margin-bottom="0in" fo:text-indent="0in" style:auto-text-indent="false"/>
      <style:text-properties style:font-name="Bookman Old Style" fo:font-size="11pt" style:font-size-asian="11pt" style:font-size-complex="11pt"/>
    </style:style>
    <style:style style:name="P5" style:family="paragraph" style:parent-style-name="Normal_20__28_Web_29_">
      <style:paragraph-properties fo:margin-top="0.1945in" fo:margin-bottom="0in"/>
    </style:style>
    <style:style style:name="P6" style:family="paragraph" style:parent-style-name="Normal_20__28_Web_29_">
      <style:paragraph-properties fo:margin-top="0.1945in" fo:margin-bottom="0in" fo:text-align="center" style:justify-single-word="false"/>
    </style:style>
    <style:style style:name="P7" style:family="paragraph" style:parent-style-name="Normal_20__28_Web_29_">
      <style:paragraph-properties fo:margin-top="0.1945in" fo:margin-bottom="0in" fo:text-align="center" style:justify-single-word="false"/>
      <style:text-properties style:font-name="Franklin Gothic Heavy" fo:font-size="18pt" style:font-size-asian="18pt" style:font-size-complex="18pt"/>
    </style:style>
    <style:style style:name="P8" style:family="paragraph" style:parent-style-name="Normal_20__28_Web_29_">
      <style:paragraph-properties fo:margin-top="0.1945in" fo:margin-bottom="0in" fo:text-align="center" style:justify-single-word="false" fo:break-before="page"/>
      <style:text-properties style:font-name="Franklin Gothic Heavy" fo:font-size="18pt" style:font-size-asian="18pt" style:font-size-complex="18pt"/>
    </style:style>
    <style:style style:name="P9" style:family="paragraph" style:parent-style-name="Normal_20__28_Web_29_">
      <style:paragraph-properties fo:margin-left="3in" fo:margin-right="0.5in" fo:margin-top="0.1945in" fo:margin-bottom="0in" fo:text-indent="0in" style:auto-text-indent="false"/>
      <style:text-properties style:font-name="Bookman Old Style" fo:font-size="11pt" style:font-size-asian="11pt" style:font-size-complex="11pt"/>
    </style:style>
    <style:style style:name="P10" style:family="paragraph" style:parent-style-name="Standard">
      <style:paragraph-properties fo:margin-top="0in" fo:margin-bottom="0.25in" fo:line-height="50%" fo:text-align="center" style:justify-single-word="false" fo:background-color="transparent">
        <style:background-image/>
      </style:paragraph-properties>
      <style:text-properties style:font-name="Franklin Gothic Heavy" fo:font-size="18pt" style:font-size-asian="18pt" style:font-size-complex="18pt"/>
    </style:style>
    <style:style style:name="P11" style:family="paragraph" style:parent-style-name="Standard">
      <style:paragraph-properties fo:margin-top="0in" fo:margin-bottom="0in" fo:background-color="transparent">
        <style:background-image/>
      </style:paragraph-properties>
      <style:text-properties style:font-name="Franklin Gothic Heavy" fo:font-size="18pt" fo:language="zxx" fo:country="none" style:font-size-asian="18pt" style:language-asian="zxx" style:country-asian="none" style:font-size-complex="18pt"/>
    </style:style>
    <style:style style:name="P12" style:family="paragraph" style:parent-style-name="Standard">
      <style:paragraph-properties fo:margin-top="0in" fo:margin-bottom="0in" fo:background-color="transparent">
        <style:background-image/>
      </style:paragraph-properties>
      <style:text-properties style:font-name="Franklin Gothic Heavy" fo:font-size="18pt" style:font-size-asian="18pt" style:font-size-complex="18pt"/>
    </style:style>
    <style:style style:name="P13" style:family="paragraph" style:parent-style-name="Normal_20__28_Web_29_">
      <style:paragraph-properties fo:margin-left="2.2402in" fo:margin-right="0.5008in" fo:margin-top="0in" fo:margin-bottom="0.0799in" fo:line-height="100%" fo:text-align="start" style:justify-single-word="false" fo:text-indent="0in" style:auto-text-indent="false"/>
      <style:text-properties style:font-name="Bookman Old Style" fo:font-size="11pt" style:font-size-asian="11pt" style:font-size-complex="11pt"/>
    </style:style>
    <style:style style:name="P14" style:family="paragraph" style:parent-style-name="Normal_20__28_Web_29_">
      <style:paragraph-properties fo:margin-left="2.2402in" fo:margin-right="0.0945in" fo:margin-top="0in" fo:margin-bottom="0.0799in" fo:line-height="100%" fo:text-align="start" style:justify-single-word="false" fo:text-indent="0in" style:auto-text-indent="false"/>
    </style:style>
    <style:style style:name="P15" style:family="paragraph" style:parent-style-name="Standard" style:master-page-name="Standard">
      <style:paragraph-properties fo:margin-top="0in" fo:margin-bottom="0in" fo:line-height="100%" style:page-number="auto" fo:background-color="transparent">
        <style:background-image/>
      </style:paragraph-properties>
      <style:text-properties style:font-name="Franklin Gothic Heavy" fo:font-size="18pt" fo:language="zxx" fo:country="none" style:font-size-asian="18pt" style:language-asian="zxx" style:country-asian="none" style:font-size-complex="18pt"/>
    </style:style>
    <style:style style:name="P16" style:family="paragraph" style:parent-style-name="Standard">
      <style:paragraph-properties fo:margin-top="0in" fo:margin-bottom="0.15in" fo:line-height="50%" fo:text-align="center" style:justify-single-word="false" fo:background-color="transparent">
        <style:background-image/>
      </style:paragraph-properties>
      <style:text-properties style:font-name="Franklin Gothic Heavy" fo:font-size="18pt" style:font-size-asian="18pt" style:font-size-complex="18pt"/>
    </style:style>
    <style:style style:name="P17" style:family="paragraph" style:parent-style-name="Normal_20__28_Web_29_">
      <style:paragraph-properties fo:margin-left="0.5in" fo:margin-right="0.5in" fo:margin-top="0.1201in" fo:margin-bottom="0.1201in" fo:line-height="100%" fo:text-align="center" style:justify-single-word="false" fo:text-indent="0in" style:auto-text-indent="false"/>
      <style:text-properties style:font-name="Franklin Gothic Demi" fo:font-size="13.5pt" style:font-size-asian="13.5pt" style:font-size-complex="13.5pt"/>
    </style:style>
    <style:style style:name="P18" style:family="paragraph" style:parent-style-name="Normal_20__28_Web_29_">
      <style:paragraph-properties fo:margin-left="0.5in" fo:margin-right="0.5in" fo:margin-top="0.1201in" fo:margin-bottom="0.1201in" fo:line-height="100%" fo:text-indent="0in" style:auto-text-indent="false"/>
      <style:text-properties style:font-name="Bookman Old Style" fo:font-size="11pt" style:font-size-asian="11pt" style:font-size-complex="11pt"/>
    </style:style>
    <style:style style:name="P19" style:family="paragraph" style:parent-style-name="Normal_20__28_Web_29_">
      <style:paragraph-properties fo:margin-left="0.5in" fo:margin-right="0.5in" fo:margin-top="0.1201in" fo:margin-bottom="0.1201in" fo:line-height="100%" fo:text-align="start" style:justify-single-word="false" fo:text-indent="0in" style:auto-text-indent="false"/>
      <style:text-properties style:font-name="Bookman Old Style" fo:font-size="11pt" style:font-size-asian="11pt" style:font-size-complex="11pt"/>
    </style:style>
    <style:style style:name="P20" style:family="paragraph" style:parent-style-name="Normal_20__28_Web_29_">
      <style:paragraph-properties fo:margin-left="0.5in" fo:margin-right="0.5in" fo:margin-top="0.1201in" fo:margin-bottom="0.1201in" fo:line-height="100%" fo:text-indent="0in" style:auto-text-indent="false"/>
    </style:style>
    <style:style style:name="P21" style:family="paragraph">
      <style:paragraph-properties style:writing-mode="lr-tb"/>
    </style:style>
    <style:style style:name="P22" style:family="paragraph">
      <style:paragraph-properties style:writing-mode="lr-tb"/>
      <style:text-properties style:font-name="Edwardian Script ITC" fo:font-size="48pt" fo:letter-spacing="0.0004in" style:font-name-asian="Edwardian Script ITC" style:font-name-complex="Edwardian Script ITC"/>
    </style:style>
    <style:style style:name="T1" style:family="text">
      <style:text-properties style:font-name="Bookman Old Style" fo:font-size="11pt" style:font-size-asian="11pt" style:font-size-complex="11pt"/>
    </style:style>
    <style:style style:name="T2" style:family="text">
      <style:text-properties style:font-name="Bookman Old Style" fo:font-size="11pt" fo:font-style="italic" style:font-size-asian="11pt" style:font-style-asian="italic" style:font-size-complex="11pt" style:font-style-complex="italic"/>
    </style:style>
    <style:style style:name="T3" style:family="text">
      <style:text-properties style:font-name="Bookman Old Style" fo:font-size="11pt" style:text-underline-style="solid" style:text-underline-width="auto" style:text-underline-color="font-color" style:font-size-asian="11pt" style:font-size-complex="11pt"/>
    </style:style>
    <style:style style:name="T4" style:family="text">
      <style:text-properties style:font-name="Baskerville Old Face" fo:font-size="11pt" style:font-size-asian="11pt" style:font-size-complex="11pt"/>
    </style:style>
    <style:style style:name="T5" style:family="text">
      <style:text-properties style:font-name="Edwardian Script ITC" fo:font-size="48pt" fo:letter-spacing="0.0004in" style:font-name-asian="Edwardian Script ITC" style:font-name-complex="Edwardian Script ITC"/>
    </style:style>
    <style:style style:name="fr1" style:family="graphic" style:parent-style-name="Graphics">
      <style:graphic-properties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02in" svg:stroke-color="#000000" draw:stroke-linejoin="miter" draw:fill="solid" draw:fill-color="#000000" draw:textarea-horizontal-align="center" draw:textarea-vertical-align="top" draw:auto-grow-height="false" draw:fit-to-size="false" fo:padding-top="0.0902in" fo:padding-bottom="0.0902in" fo:padding-left="0.1736in" fo:padding-right="0.1736in" fo:wrap-option="wrap" draw:shadow-color="#868686" fo:margin-left="0.1256in" fo:margin-right="0.1256in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style:flow-with-text="false"/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11"><draw:custom-shape text:anchor-type="char" draw:z-index="0" draw:style-name="gr1" draw:text-style-name="P22" svg:width="4.8378in" svg:height="1.6748in" svg:x="0.9535in" svg:y="0.1047in"><text:p text:style-name="P21"><text:span text:style-name="T5">Articles of Organization </text:span></text:p><draw:enhanced-geometry svg:viewBox="0 0 21600 21600" draw:text-areas="0 0 21600 21600" draw:text-path="true" draw:text-path-mode="shape" draw:text-path-scale="path" draw:text-path-same-letter-heights="false" draw:type="fontwork-arch-up-curve" draw:modifiers="180" draw:enhanced-path="W 0 0 21600 21600 ?f2 ?f3 ?f4 ?f3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handle draw:handle-position="10800 $0" draw:handle-polar="10800 10800"/></draw:enhanced-geometry></draw:custom-shape></text:p>
      <text:p text:style-name="P12"/>
      <text:p text:style-name="P10"/>
      <text:p text:style-name="P16">[onshow.company_name]</text:p>
      <text:p text:style-name="P17">Article I</text:p>
      <text:p text:style-name="P18">The name of the limited liability company is <text:bookmark text:name="CompanyName2"/>[onshow.company_name].</text:p>
      <text:p text:style-name="P17">Article II</text:p>
      <text:p text:style-name="P18">The name and address of the registered agent of the limited liability company is WyomingRegisteredAgent.com, Inc., 2510 Warren Ave., Cheyenne, Wyoming 82001.</text:p>
      <text:p text:style-name="P17">Article III</text:p>
      <text:p text:style-name="P20"><text:span text:style-name="T4">T</text:span><text:span text:style-name="T1">he principal office of the limited liability company is located at: 2510 Warren Ave., Cheyenne, Wyoming 82001.</text:span></text:p>
      <text:p text:style-name="P17">Article IV</text:p>
      <text:p text:style-name="P19"><text:span text:style-name="T1">The limited liability company is a Wyoming close limited liability company.</text:span></text:p>
      <text:p text:style-name="P17">Article V</text:p>
      <text:p text:style-name="P19">Neither the members of the limited liability company nor the managers of the limited liability company are liable under a judgment, decree or order of a court, or in any other manner, for a debt, obligation or liability of the limited liability company.</text:p>
      <text:p text:style-name="P13"/>
      <text:p text:style-name="P13"/>
      <text:p text:style-name="P13"/>
      <text:p text:style-name="P14"><text:span text:style-name="T1">___________________________________<text:tab/></text:span><text:span text:style-name="T3"><text:date style:data-style-name="N116" text:date-value="2011-05-25T14:13:06.89">5/25/2011</text:date></text:span><text:span text:style-name="T1"><text:line-break/>Keith T. Vogt<text:tab/><text:tab/><text:tab/><text:tab/>Date<text:line-break/>President<text:line-break/>WyomingRegisteredAgent.com, Inc.</text:span></text:p>
      <text:p text:style-name="P8">Consent To Appointment</text:p>
      <text:p text:style-name="P7">by</text:p>
      <text:p text:style-name="P7">Registered Agent</text:p>
      <text:p text:style-name="P6"/>
      <text:p text:style-name="P5"/>
      <text:p text:style-name="P3"><text:span text:style-name="T1">I, WyomingRegisteredAgent.com, Inc., with a registered office located at 2510 Warren Avenue, Cheyenne, Wyoming 82001, voluntarily consent to serve as the registered agent for </text:span><text:span text:style-name="T2">[onshow.company_name] </text:span><text:span text:style-name="T1">on the date shown below.</text:span></text:p>
      <text:p text:style-name="P4">The registered agent certifies that he is in compliance with the requirements of W.S. 17-28-101 through W.S. 17-28-111.</text:p>
      <text:p text:style-name="P4">The registered agent certifies that he is a domestic corporation or not-for-profit domestic corporation whose business office is identical with the registered office.</text:p>
      <text:p text:style-name="P3"/>
      <text:p text:style-name="P3"><text:span text:style-name="T1">Executed this day </text:span><text:span text:style-name="T1"><text:date style:data-style-name="N76" text:date-value="2011-05-25T14:13:06.89">May 25, 2011</text:date></text:span><text:span text:style-name="T1">.</text:span></text:p>
      <text:p text:style-name="P3"/>
      <text:p text:style-name="P3"/>
      <text:p text:style-name="P9">___________________________________<text:line-break/>Keith T. Vogt<text:line-break/>President<text:line-break/>WyomingRegisteredAgent.com, In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3" svg:font-family="Tahoma"/>
    <style:font-face style:name="Edwardian Script ITC" svg:font-family="'Edwardian Script ITC'" style:font-family-generic="roman"/>
    <style:font-face style:name="Baskerville Old Face" svg:font-family="'Baskerville Old Face'" style:font-family-generic="roman" style:font-pitch="variable"/>
    <style:font-face style:name="Bookman Old Style" svg:font-family="'Bookman Old Style'" style:font-family-generic="roman" style:font-pitch="variable"/>
    <style:font-face style:name="Edwardian Script ITC1" svg:font-family="'Edwardian Script ITC'" style:font-family-generic="roman" style:font-pitch="variable"/>
    <style:font-face style:name="SimSun1" svg:font-family="SimSun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anklin Gothic Demi" svg:font-family="'Franklin Gothic Demi'" style:font-family-generic="swiss" style:font-pitch="variable"/>
    <style:font-face style:name="Franklin Gothic Heavy" svg:font-family="'Franklin Gothic Heavy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fo:line-height="115%" fo:orphans="2" fo:widows="2" style:writing-mode="lr-tb"/>
      <style:text-properties style:use-window-font-color="true" style:font-name="Calibri" fo:font-size="11pt" fo:language="en" fo:country="US" style:font-name-asian="Calibri" style:font-size-asian="11pt" style:font-name-complex="Calibri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er" style:family="paragraph" style:parent-style-name="Standard" style:class="extra">
      <style:paragraph-properties fo:margin-top="0in" fo:margin-bottom="0in" fo:line-height="100%"/>
    </style:style>
    <style:style style:name="Footer" style:family="paragraph" style:parent-style-name="Standard" style:class="extra">
      <style:paragraph-properties fo:margin-top="0in" fo:margin-bottom="0in" fo:line-height="100%"/>
    </style:style>
    <style:style style:name="Normal_20__28_Web_29_" style:display-name="Normal (Web)" style:family="paragraph" style:parent-style-name="Standard">
      <style:paragraph-properties fo:margin-top="0.1945in" fo:margin-bottom="0.0799in"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Balloon_20_Text" style:display-name="Balloon Text" style:family="paragraph" style:parent-style-name="Standard">
      <style:paragraph-properties fo:margin-top="0in" fo:margin-bottom="0in" fo:line-height="100%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" style:font-size-complex="8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6.4839in" style:type="right"/>
        </style:tab-stops>
      </style:paragraph-properties>
      <style:text-properties style:font-name="Bookman Old Style" fo:font-size="9pt" style:font-size-asian="9pt" style:font-size-complex="9pt"/>
    </style:style>
    <style:style style:name="MP2" style:family="paragraph" style:parent-style-name="Header">
      <style:text-properties fo:language="zxx" fo:country="none" style:language-asian="zxx" style:country-asian="none"/>
    </style:style>
    <style:style style:name="Mfr1" style:family="graphic" style:parent-style-name="Graphics">
      <style:graphic-properties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5in" fo:margin-bottom="0.75in" fo:margin-left="0.75in" fo:margin-right="0.75in" fo:border="0.0701in double #000000" style:border-line-width="0.0008in 0.0346in 0.0346in" fo:padding="0.2598in" style:shadow="none" fo:background-color="transparent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528in" style:layout-grid-snap-to-characters="true" style:footnote-max-height="0in">
        <style:background-image xlink:href="Pictures/2000000200000268000001A96331E28E.eps" xlink:type="simple" xlink:actuate="onLoad" style:position="center center" style:repeat="no-repeat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5in" fo:margin-left="0in" fo:margin-right="0in" fo:margin-top="0.3098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.1319in" fo:margin-bottom="0.9654in" fo:margin-left="0.6598in" fo:margin-right="0.6598in" fo:border="0.0701in double #000000" style:border-line-width="0.0008in 0.0346in 0.0346in" fo:padding-top="0.3055in" fo:padding-bottom="0.222in" fo:padding-left="0.278in" fo:padding-right="0.278in" style:writing-mode="lr-tb" style:layout-grid-color="#c0c0c0" style:layout-grid-lines="35" style:layout-grid-base-height="0.25in" style:layout-grid-ruby-height="0in" style:layout-grid-mode="none" style:layout-grid-ruby-below="false" style:layout-grid-print="false" style:layout-grid-display="false" style:layout-grid-base-width="0.152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MP1">Articles of Organization<text:tab/>Page <text:page-number text:select-page="current">2</text:page-number> of <text:page-count>2</text:page-count></text:p>
      </style:footer>
    </style:master-page>
    <style:master-page style:name="First_20_Page" style:display-name="First Page" style:page-layout-name="Mpm2" style:next-style-name="Standard">
      <style:header>
        <text:p text:style-name="MP2"><draw:frame draw:style-name="Mfr1" draw:name="WordPictureWatermark1038928391" text:anchor-type="char" svg:width="6.498in" svg:height="4.3319in" draw:z-index="0"><draw:image xlink:href="Pictures/1000000000000960000006408DD25EF2.jpg" xlink:type="simple" xlink:show="embed" xlink:actuate="onLoad"/></draw:frame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vogt</meta:initial-creator>
    <meta:creation-date>2010-05-16T17:53:00</meta:creation-date>
    <dc:creator>Keith Vogt</dc:creator>
    <dc:date>2011-05-25T14:13:06.64</dc:date>
    <meta:print-date>2010-05-16T18:32:41.63</meta:print-date>
    <meta:editing-cycles>15</meta:editing-cycles>
    <meta:editing-duration>PT2H27M54S</meta:editing-duration>
    <meta:generator>OpenOffice.org/3.3$Win32 OpenOffice.org_project/330m20$Build-9567</meta:generator>
    <meta:printed-by>Keith Vogt</meta:printed-by>
    <meta:document-statistic meta:table-count="0" meta:image-count="1" meta:object-count="0" meta:page-count="2" meta:paragraph-count="21" meta:word-count="219" meta:character-count="1548"/>
  </office:meta>
</office:document-meta>
</file>